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font-name="Century Schoolbook L" style:text-underline-style="none" fo:font-weight="normal" officeooo:rsid="000a0440" officeooo:paragraph-rsid="001aa34c" style:font-weight-asian="normal" style:font-weight-complex="normal"/>
    </style:style>
    <style:style style:name="P2" style:family="paragraph" style:parent-style-name="Text_20_body">
      <style:paragraph-properties fo:text-align="center" style:justify-single-word="false"/>
      <style:text-properties style:font-name="Century Schoolbook L" fo:font-style="italic" style:text-underline-style="none" fo:font-weight="normal" officeooo:rsid="000a0440" officeooo:paragraph-rsid="001aa34c" style:font-style-asian="italic" style:font-weight-asian="normal" style:font-style-complex="italic" style:font-weight-complex="normal"/>
    </style:style>
    <style:style style:name="P3" style:family="paragraph" style:parent-style-name="Title">
      <style:text-properties style:font-name="Century Schoolbook L" style:text-underline-style="solid" style:text-underline-width="auto" style:text-underline-color="font-color" fo:font-weight="normal" officeooo:rsid="001aa34c" officeooo:paragraph-rsid="001aa34c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bd669" style:font-weight-asian="bold" style:font-weight-complex="bold"/>
    </style:style>
    <style:style style:name="T3" style:family="text">
      <style:text-properties officeooo:rsid="000bd669"/>
    </style:style>
    <style:style style:name="T4" style:family="text">
      <style:text-properties officeooo:rsid="001aa3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ject 2 Final Report</text:p>
      <text:p text:style-name="P2">Group 8, Hogan's Alley</text:p>
      <text:p text:style-name="P1"><text:span text:style-name="T2">Team Members:</text:span><text:span text:style-name="T1"> </text:span><text:span text:style-name="T3"><text:s/>Varun Nagaich, Tomas Gonzalez, Luke Sargent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6T19:00:54.832888744</meta:creation-date>
    <dc:date>2015-03-06T19:01:37.295545209</dc:date>
    <meta:editing-duration>P0D</meta:editing-duration>
    <meta:editing-cycles>1</meta:editing-cycles>
    <meta:document-statistic meta:table-count="0" meta:image-count="0" meta:object-count="0" meta:page-count="1" meta:paragraph-count="3" meta:word-count="16" meta:character-count="102" meta:non-whitespace-character-count="88"/>
    <meta:generator>LibreOffice/4.2.7.2$Linux_X86_64 LibreOffice_project/420m0$Build-2</meta:generator>
  </office:meta>
</office:document-meta>
</file>